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mple_0.avi" table:style-name="ta1">
        <table:shapes>
          <draw:frame draw:z-index="0" draw:style-name="gr1" draw:text-style-name="P1" svg:width="16.022cm" svg:height="9.004cm" svg:x="19.738cm" svg:y="493.79cm">
            <draw:object draw:notify-on-update-of-ranges="'Sample_0.avi'.A1:'Sample_0.avi'.A1100 'Sample_0.avi'.B1:'Sample_0.avi'.B1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4" calcext:value-type="float">
            <text:p>218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68" calcext:value-type="float">
            <text:p>468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75" calcext:value-type="float">
            <text:p>675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94" calcext:value-type="float">
            <text:p>1194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334" calcext:value-type="float">
            <text:p>2334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876" calcext:value-type="float">
            <text:p>3876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055" calcext:value-type="float">
            <text:p>5055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303" calcext:value-type="float">
            <text:p>6303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053" calcext:value-type="float">
            <text:p>7053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184" calcext:value-type="float">
            <text:p>8184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742" calcext:value-type="float">
            <text:p>8742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591" calcext:value-type="float">
            <text:p>9591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61" calcext:value-type="float">
            <text:p>10461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986" calcext:value-type="float">
            <text:p>13986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395" calcext:value-type="float">
            <text:p>13395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872" calcext:value-type="float">
            <text:p>13872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694" calcext:value-type="float">
            <text:p>14694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434" calcext:value-type="float">
            <text:p>16434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7226" calcext:value-type="float">
            <text:p>17226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945" calcext:value-type="float">
            <text:p>18945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230" calcext:value-type="float">
            <text:p>19230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535" calcext:value-type="float">
            <text:p>20535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700" calcext:value-type="float">
            <text:p>20700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1771" calcext:value-type="float">
            <text:p>21771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2545" calcext:value-type="float">
            <text:p>22545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018" calcext:value-type="float">
            <text:p>27018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266" calcext:value-type="float">
            <text:p>25266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413" calcext:value-type="float">
            <text:p>25413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6544" calcext:value-type="float">
            <text:p>26544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8671" calcext:value-type="float">
            <text:p>28671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702" calcext:value-type="float">
            <text:p>30702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713" calcext:value-type="float">
            <text:p>34713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7893" calcext:value-type="float">
            <text:p>37893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2198" calcext:value-type="float">
            <text:p>42198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339" calcext:value-type="float">
            <text:p>45339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6554" calcext:value-type="float">
            <text:p>46554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6458" calcext:value-type="float">
            <text:p>46458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2002" calcext:value-type="float">
            <text:p>52002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0046" calcext:value-type="float">
            <text:p>50046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0973" calcext:value-type="float">
            <text:p>50973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2041" calcext:value-type="float">
            <text:p>52041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3397" calcext:value-type="float">
            <text:p>53397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4426" calcext:value-type="float">
            <text:p>54426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5638" calcext:value-type="float">
            <text:p>55638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5521" calcext:value-type="float">
            <text:p>55521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7837" calcext:value-type="float">
            <text:p>57837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7135" calcext:value-type="float">
            <text:p>57135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8821" calcext:value-type="float">
            <text:p>58821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8440" calcext:value-type="float">
            <text:p>58440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7647" calcext:value-type="float">
            <text:p>67647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1863" calcext:value-type="float">
            <text:p>61863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7888" calcext:value-type="float">
            <text:p>57888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0763" calcext:value-type="float">
            <text:p>50763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6257" calcext:value-type="float">
            <text:p>46257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3992" calcext:value-type="float">
            <text:p>43992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0989" calcext:value-type="float">
            <text:p>40989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8796" calcext:value-type="float">
            <text:p>38796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9633" calcext:value-type="float">
            <text:p>39633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8721" calcext:value-type="float">
            <text:p>38721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8253" calcext:value-type="float">
            <text:p>38253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595" calcext:value-type="float">
            <text:p>38595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2732" calcext:value-type="float">
            <text:p>42732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0236" calcext:value-type="float">
            <text:p>40236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9507" calcext:value-type="float">
            <text:p>39507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0017" calcext:value-type="float">
            <text:p>40017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9927" calcext:value-type="float">
            <text:p>39927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9906" calcext:value-type="float">
            <text:p>39906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0860" calcext:value-type="float">
            <text:p>40860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9432" calcext:value-type="float">
            <text:p>39432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773" calcext:value-type="float">
            <text:p>37773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169" calcext:value-type="float">
            <text:p>35169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4044" calcext:value-type="float">
            <text:p>34044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0543" calcext:value-type="float">
            <text:p>30543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2862" calcext:value-type="float">
            <text:p>32862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8698" calcext:value-type="float">
            <text:p>28698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3790" calcext:value-type="float">
            <text:p>23790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586" calcext:value-type="float">
            <text:p>20586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849" calcext:value-type="float">
            <text:p>18849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6125" calcext:value-type="float">
            <text:p>16125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616" calcext:value-type="float">
            <text:p>14616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664" calcext:value-type="float">
            <text:p>11664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288" calcext:value-type="float">
            <text:p>9288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885" calcext:value-type="float">
            <text:p>6885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063" calcext:value-type="float">
            <text:p>6063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421" calcext:value-type="float">
            <text:p>5421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542" calcext:value-type="float">
            <text:p>4542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278" calcext:value-type="float">
            <text:p>4278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104" calcext:value-type="float">
            <text:p>4104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777" calcext:value-type="float">
            <text:p>3777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744" calcext:value-type="float">
            <text:p>3744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651" calcext:value-type="float">
            <text:p>3651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828" calcext:value-type="float">
            <text:p>3828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777" calcext:value-type="float">
            <text:p>3777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702" calcext:value-type="float">
            <text:p>3702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426" calcext:value-type="float">
            <text:p>3426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309" calcext:value-type="float">
            <text:p>3309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123" calcext:value-type="float">
            <text:p>3123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099" calcext:value-type="float">
            <text:p>3099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27" calcext:value-type="float">
            <text:p>3027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910" calcext:value-type="float">
            <text:p>2910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649" calcext:value-type="float">
            <text:p>2649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20" calcext:value-type="float">
            <text:p>2520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436" calcext:value-type="float">
            <text:p>2436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184" calcext:value-type="float">
            <text:p>2184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56" calcext:value-type="float">
            <text:p>1956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24" calcext:value-type="float">
            <text:p>1824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40" calcext:value-type="float">
            <text:p>1740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614" calcext:value-type="float">
            <text:p>1614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602" calcext:value-type="float">
            <text:p>1602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8" calcext:value-type="float">
            <text:p>1458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71" calcext:value-type="float">
            <text:p>1371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78" calcext:value-type="float">
            <text:p>1278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2" calcext:value-type="float">
            <text:p>1452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82" calcext:value-type="float">
            <text:p>1482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02" calcext:value-type="float">
            <text:p>1902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812" calcext:value-type="float">
            <text:p>1812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23" calcext:value-type="float">
            <text:p>1923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644" calcext:value-type="float">
            <text:p>1644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95" calcext:value-type="float">
            <text:p>1095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37" calcext:value-type="float">
            <text:p>837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77" calcext:value-type="float">
            <text:p>477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89" calcext:value-type="float">
            <text:p>489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51" calcext:value-type="float">
            <text:p>651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32" calcext:value-type="float">
            <text:p>732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39" calcext:value-type="float">
            <text:p>939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26" calcext:value-type="float">
            <text:p>1026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51" calcext:value-type="float">
            <text:p>1251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61" calcext:value-type="float">
            <text:p>861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88" calcext:value-type="float">
            <text:p>888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8" calcext:value-type="float">
            <text:p>258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9" calcext:value-type="float">
            <text:p>159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65" calcext:value-type="float">
            <text:p>165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5T14:13:11.393328262</dc:date>
    <meta:editing-duration>PT4M22S</meta:editing-duration>
    <meta:editing-cycles>1</meta:editing-cycles>
    <meta:document-statistic meta:table-count="1" meta:cell-count="2199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line" chart:style-name="ch1">
        <chart:legend chart:legend-position="end" svg:x="13.76cm" svg:y="3.954cm" style:legend-expansion="high" chart:style-name="ch2"/>
        <chart:plot-area chart:style-name="ch3" table:cell-range-address="'Sample_0.avi'.A1:'Sample_0.avi'.B1100" svg:x="0.35cm" svg:y="-0.032cm" svg:width="13.113cm" svg:height="8.643cm">
          <chart:coordinate-region svg:x="1.527cm" svg:y="0.167cm" svg:width="11.936cm" svg:height="7.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ample_0.avi'.A1:'Sample_0.avi'.A1100" chart:class="chart:line">
            <chart:data-point chart:repeated="1100"/>
          </chart:series>
          <chart:series chart:style-name="ch8" chart:values-cell-range-address="'Sample_0.avi'.B1:'Sample_0.avi'.B1100" chart:class="chart:line">
            <chart:data-point chart:repeated="1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ample_0.avi'.A1:'Sample_0.avi'.A1100</svg:desc>
                </draw:g>
              </table:table-cell>
              <table:table-cell office:value-type="float" office:value="0">
                <text:p>0</text:p>
                <draw:g>
                  <svg:desc>'Sample_0.avi'.B1:'Sample_0.avi'.B1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184">
                <text:p>81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742">
                <text:p>87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0461">
                <text:p>104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3986">
                <text:p>139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3395">
                <text:p>133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3872">
                <text:p>138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4694">
                <text:p>146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6434">
                <text:p>164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7226">
                <text:p>172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8945">
                <text:p>189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9230">
                <text:p>1923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0535">
                <text:p>205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1771">
                <text:p>217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2545">
                <text:p>225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7018">
                <text:p>270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5266">
                <text:p>252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6544">
                <text:p>265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8671">
                <text:p>286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0702">
                <text:p>307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4713">
                <text:p>347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7893">
                <text:p>378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2198">
                <text:p>421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5339">
                <text:p>453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6554">
                <text:p>465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6458">
                <text:p>464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2002">
                <text:p>520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0046">
                <text:p>500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0973">
                <text:p>509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2041">
                <text:p>520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3397">
                <text:p>533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4426">
                <text:p>544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5638">
                <text:p>556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5521">
                <text:p>555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7837">
                <text:p>578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7135">
                <text:p>571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8821">
                <text:p>588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8440">
                <text:p>584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61863">
                <text:p>618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7888">
                <text:p>578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0763">
                <text:p>507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6257">
                <text:p>462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3992">
                <text:p>439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0989">
                <text:p>409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8796">
                <text:p>387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9633">
                <text:p>396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8721">
                <text:p>387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8253">
                <text:p>382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8595">
                <text:p>385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2732">
                <text:p>427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0236">
                <text:p>402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9507">
                <text:p>395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0017">
                <text:p>400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0860">
                <text:p>4086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39432">
                <text:p>394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37773">
                <text:p>377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5169">
                <text:p>351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4044">
                <text:p>340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0543">
                <text:p>305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32862">
                <text:p>328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8698">
                <text:p>286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3790">
                <text:p>2379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0586">
                <text:p>205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6125">
                <text:p>161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4616">
                <text:p>146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382">
                <text:p>53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